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093e" officeooo:paragraph-rsid="0004093e"/>
    </style:style>
    <style:style style:name="P2" style:family="paragraph" style:parent-style-name="Standard">
      <style:text-properties officeooo:rsid="00059f1a" officeooo:paragraph-rsid="00096f8b"/>
    </style:style>
    <style:style style:name="P3" style:family="paragraph" style:parent-style-name="Standard">
      <style:text-properties officeooo:rsid="000b10c5" officeooo:paragraph-rsid="000b10c5"/>
    </style:style>
    <style:style style:name="P4" style:family="paragraph" style:parent-style-name="Standard">
      <style:text-properties officeooo:paragraph-rsid="000bd118"/>
    </style:style>
    <style:style style:name="P5" style:family="paragraph" style:parent-style-name="Standard">
      <style:text-properties officeooo:rsid="0010278e" officeooo:paragraph-rsid="0010278e"/>
    </style:style>
    <style:style style:name="P6" style:family="paragraph" style:parent-style-name="Standard">
      <style:text-properties officeooo:paragraph-rsid="00150e2d"/>
    </style:style>
    <style:style style:name="P7" style:family="paragraph" style:parent-style-name="Standard">
      <style:text-properties style:text-underline-style="none" officeooo:rsid="000f849b" officeooo:paragraph-rsid="000bd118"/>
    </style:style>
    <style:style style:name="P8" style:family="paragraph" style:parent-style-name="Standard">
      <style:text-properties style:text-underline-style="none" officeooo:rsid="00127cc5" officeooo:paragraph-rsid="0010278e"/>
    </style:style>
    <style:style style:name="P9" style:family="paragraph" style:parent-style-name="Standard">
      <style:text-properties style:text-underline-style="solid" style:text-underline-width="auto" style:text-underline-color="font-color" officeooo:rsid="000f849b" officeooo:paragraph-rsid="000bd118"/>
    </style:style>
    <style:style style:name="P10" style:family="paragraph" style:parent-style-name="Standard">
      <style:text-properties officeooo:paragraph-rsid="0014200a"/>
    </style:style>
    <style:style style:name="T1" style:family="text">
      <style:text-properties officeooo:rsid="0004093e"/>
    </style:style>
    <style:style style:name="T2" style:family="text">
      <style:text-properties fo:font-style="italic" style:font-style-asian="italic" style:font-style-complex="italic"/>
    </style:style>
    <style:style style:name="T3" style:family="text">
      <style:text-properties fo:font-style="italic" officeooo:rsid="0004093e" style:font-style-asian="italic" style:font-style-complex="italic"/>
    </style:style>
    <style:style style:name="T4" style:family="text">
      <style:text-properties fo:font-style="italic" officeooo:rsid="000bd118" style:font-style-asian="italic" style:font-style-complex="italic"/>
    </style:style>
    <style:style style:name="T5" style:family="text">
      <style:text-properties fo:font-style="italic" style:text-underline-style="none" officeooo:rsid="000d683e" style:font-style-asian="italic" style:font-style-complex="italic"/>
    </style:style>
    <style:style style:name="T6" style:family="text">
      <style:text-properties fo:font-style="italic" style:text-underline-style="none" officeooo:rsid="00150e2d" style:font-style-asian="italic" style:font-style-complex="italic"/>
    </style:style>
    <style:style style:name="T7" style:family="text">
      <style:text-properties officeooo:rsid="0008797e"/>
    </style:style>
    <style:style style:name="T8" style:family="text">
      <style:text-properties style:text-underline-style="solid" style:text-underline-width="auto" style:text-underline-color="font-color" officeooo:rsid="0004093e"/>
    </style:style>
    <style:style style:name="T9" style:family="text">
      <style:text-properties officeooo:rsid="00096f8b"/>
    </style:style>
    <style:style style:name="T10" style:family="text">
      <style:text-properties officeooo:rsid="000a4ead"/>
    </style:style>
    <style:style style:name="T11" style:family="text">
      <style:text-properties officeooo:rsid="000b39ea"/>
    </style:style>
    <style:style style:name="T12" style:family="text">
      <style:text-properties officeooo:rsid="000bd118"/>
    </style:style>
    <style:style style:name="T13" style:family="text">
      <style:text-properties officeooo:rsid="000d683e"/>
    </style:style>
    <style:style style:name="T14" style:family="text">
      <style:text-properties style:text-underline-style="none"/>
    </style:style>
    <style:style style:name="T15" style:family="text">
      <style:text-properties style:text-underline-style="none" officeooo:rsid="000d683e"/>
    </style:style>
    <style:style style:name="T16" style:family="text">
      <style:text-properties style:text-underline-style="none" officeooo:rsid="000ddbc4"/>
    </style:style>
    <style:style style:name="T17" style:family="text">
      <style:text-properties style:text-underline-style="none" officeooo:rsid="000f849b"/>
    </style:style>
    <style:style style:name="T18" style:family="text">
      <style:text-properties style:text-underline-style="none" officeooo:rsid="00127cc5"/>
    </style:style>
    <style:style style:name="T19" style:family="text">
      <style:text-properties style:text-underline-style="none" officeooo:rsid="00150e2d"/>
    </style:style>
    <style:style style:name="T20" style:family="text">
      <style:text-properties style:text-underline-style="none" officeooo:rsid="0015c2d7"/>
    </style:style>
    <style:style style:name="T21" style:family="text">
      <style:text-properties style:text-underline-style="none" officeooo:rsid="0014200a"/>
    </style:style>
    <style:style style:name="T22" style:family="text">
      <style:text-properties style:text-underline-style="none" officeooo:rsid="0019a6c2"/>
    </style:style>
    <style:style style:name="T23" style:family="text">
      <style:text-properties style:text-underline-style="none" officeooo:rsid="00189a63"/>
    </style:style>
    <style:style style:name="T24" style:family="text">
      <style:text-properties officeooo:rsid="000ddbc4"/>
    </style:style>
    <style:style style:name="T25" style:family="text">
      <style:text-properties officeooo:rsid="00189a63"/>
    </style:style>
    <style:style style:name="T26" style:family="text">
      <style:text-properties officeooo:rsid="0019a6c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2">Builder</text:span> es un patrón de diseño creacional, lo que significa que proporciona una forma de crear objetos para <text:span text:style-name="T1">mejorar la flexibilidad y la capacidad de reutilizar el código existente. Más concretamente, </text:span><text:span text:style-name="T3">Builder</text:span><text:span text:style-name="T1"> es un patrón la idea del cual es la creación de objetos </text:span><text:span text:style-name="T7">complejos </text:span><text:span text:style-name="T1">paso a paso con características diferentes pero una </text:span><text:span text:style-name="T8">estructura</text:span><text:span text:style-name="T1"> parecida usando el mismo código para construirlos. </text:span></text:p>
      <text:p text:style-name="P1"/>
      <text:p text:style-name="P2">Imaginemos que estamos trabajando en una aplicación para la entrega de pizzas a domicilio desde donde podemos pedir una de las que tienen en un catálogo o pedir una que tenga los ingredientes que queramos. <text:span text:style-name="T7">Evidentemente, podemos pedir la pizza más sencilla que tengan, solo con tomate, mozzarella y albahaca. Pero qué pasa si queremos una pizza que sea más compleja, como por ejemplo una cuatro quesos? </text:span><text:span text:style-name="T9">Hay dos opciones: </text:span></text:p>
      <text:p text:style-name="P2"/>
      <text:p text:style-name="P2"><text:span text:style-name="T9">Primero, se puede extender la clase base “Pizza” y crear subclases hasta que estén representadas todas las combinaciones posibles. P</text:span><text:span text:style-name="T10">ero no hacen falta muchos conocimientos de matemáticas para deducir que de esta forma se puede acabar teniendo una cantidad enorme de subclases, la cual pude subir aún más si en algun momento se amplia la variedad de ingredientes disponible.</text:span></text:p>
      <text:p text:style-name="P2"/>
      <text:p text:style-name="P3">Segundo, se puede crear un constructor gigante dentro de “Pizza” que contenga todos <text:span text:style-name="T11">los </text:span>parámetros (ingredientes) posibles que se puedan poner en la pizza. Pero en este caso la mayoría de llamadas al constructor estarán formadas mayoritariamente por código inútil que no se usa. No todas las pizzas van a llevar setas, por lo que el parámetro “Setas” va a estar vacío la mayoría de las veces.</text:p>
      <text:p text:style-name="P3"/>
      <text:p text:style-name="P4"><text:span text:style-name="T12">Cómo solucionar este problema? Con el patrón </text:span><text:span text:style-name="T4">Builder</text:span><text:span text:style-name="T12">. Éste se basa en el concepto de sacar la construcción del objeto de la propia clase del objeto y </text:span><text:span text:style-name="T24">colocarla</text:span><text:span text:style-name="T12"> en objetos independientes (constructores), </text:span><text:span text:style-name="T13">los cuales</text:span><text:span text:style-name="T15"> se organizan en una serie de pasos a ejecutar. Es importante especificar que no hace falta ejecutar todos y cada uno de los posibles pasos para generar el objeto (esto es precisamente la razón de ser de </text:span><text:span text:style-name="T5">Builder</text:span><text:span text:style-name="T15">). De esta forma se pueden construir objetos con diferentes cantidades de pasos de construcción, o con el mismo número de pasos pero diferentes, </text:span><text:span text:style-name="T16">usando sólo la cantidad de código estrictamente necesaria según el caso. </text:span><text:span text:style-name="T17">Por ejemplo, podemos pedir dos pizzas con cuatro ingredientes cada una, ejecutar el mismo número de pasos de construcción, y acabar teniendo dos pizzas completamente diferentes, una con tomate, mozzarella, atún y salmón y otra con tomate, queso brie, jamón serrano y rúcula. Sin embargo, esto sólo funcionaría si el código cliente que invoca los pasos de construcción es capaz de interactuar con los constructores mediante una interfaz común. </text:span></text:p>
      <text:p text:style-name="P7"/>
      <text:p text:style-name="P5"><text:span text:style-name="T17">S</text:span><text:span text:style-name="T14">e puede dar un paso más y crear una clase directora independiente que contenga una serie de llamadas predeterminadas a los pasos de construcción, con un orden y cantidad de pasos ya establecidos. Técnicamente este paso no es necesario ya que desde el código cliente ya se puede llamar a los constructores, pero este tipo de clase puede ser útil si hay una serie de llamadas con pasos concretos que sean de uso particularmente común. </text:span><text:span text:style-name="T18">Por ejemplo, en esta clase se podrían guardar las configuraciones con las que el cliente pueda pedir las pizzas del catálogo ya que éstas vienen definidas de antemano.</text:span></text:p>
      <text:p text:style-name="P8"/>
      <text:p text:style-name="P6"><text:span text:style-name="T18">P</text:span><text:span text:style-name="T19">ara recapitular, </text:span><text:span text:style-name="T6">Builder</text:span><text:span text:style-name="T19"> es un patrón de diseño las ventajas del cual son la construcción paso a paso del objeto, la capacidad de aplazar pasos o ejecutarlos recursivamente, la capacidad de reutilizar código para construir productos diferentes y la capacidad de </text:span><text:span text:style-name="T14">aislar un código de construcción complejo de la lógica de negocio del producto. </text:span><text:span text:style-name="T19"><text:s/></text:span><text:span text:style-name="T20">La desventaja de este patrón es que puede hacer que el código sea más complejo.</text:span></text:p>
      <text:p text:style-name="P9"/>
      <text:p text:style-name="P10"><text:span text:style-name="T21">Para más </text:span><text:span text:style-name="T22">ver un ejemplo</text:span><text:span text:style-name="T21"> sobre la estructura del código de un fichero donde se aplique este patrón de diseño, consultar el fichero “</text:span><text:span text:style-name="T23">Ejemplo Builder.ts”.</text:span></text:p>
      <text:p text:style-name="P9"><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1.2$Windows_X86_64 LibreOffice_project/7cbcfc562f6eb6708b5ff7d7397325de9e764452</meta:generator>
    <dc:date>2024-06-12T11:42:57.035000000</dc:date>
    <meta:editing-duration>PT54M57S</meta:editing-duration>
    <meta:editing-cycles>21</meta:editing-cycles>
    <meta:document-statistic meta:table-count="0" meta:image-count="0" meta:object-count="0" meta:page-count="2" meta:paragraph-count="8" meta:word-count="629" meta:character-count="3835" meta:non-whitespace-character-count="3210"/>
  </office:meta>
</office:document-meta>
</file>